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language="en" fo:country="NZ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2cm" svg:height="8.998cm" svg:x="2.737cm" svg:y="18.866cm">
            <draw:object draw:notify-on-update-of-ranges="Sheet1.A24:Sheet1.A32 Sheet1.B24:Sheet1.B32 Sheet1.C24:Sheet1.C32 Sheet1.E24:Sheet1.E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3cm" svg:height="8.998cm" svg:x="19.277cm" svg:y="18.782cm">
            <draw:object draw:notify-on-update-of-ranges="Sheet1.A2:Sheet1.A12 Sheet1.B2:Sheet1.B12 Sheet1.C2:Sheet1.C12 Sheet1.E2:Sheet1.E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1" table:default-cell-style-name="Default"/>
        <table:table-column table:style-name="co2" table:default-cell-style-name="ce1"/>
        <table:table-column table:style-name="co1" table:number-columns-repeated="4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vif enc</text:p>
          </table:table-cell>
          <table:table-cell office:value-type="string" calcext:value-type="string">
            <text:p>avg.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avg energy</text:p>
          </table:table-cell>
          <table:table-cell office:value-type="string" calcext:value-type="string">
            <text:p>avg ssim</text:p>
          </table:table-cell>
          <table:table-cell office:value-type="string" calcext:value-type="string">
            <text:p>avg psnr</text:p>
          </table:table-cell>
          <table:table-cell office:value-type="string" calcext:value-type="string">
            <text:p>avg mse</text:p>
          </table:table-cell>
          <table:table-cell/>
          <table:table-cell office:value-type="string" calcext:value-type="string">
            <text:p>Avif dec</text:p>
          </table:table-cell>
          <table:table-cell office:value-type="string" calcext:value-type="string">
            <text:p>avg.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avg energy</text:p>
          </table:table-cell>
          <table:table-cell table:style-name="Default" office:value-type="string" calcext:value-type="string">
            <text:p>delta bpp zu ref</text:p>
          </table:table-cell>
          <table:table-cell/>
          <table:table-cell office:value-type="string" calcext:value-type="string">
            <text:p>avg bpp ref</text:p>
          </table:table-cell>
        </table:table-row>
        <table:table-row table:style-name="ro1">
          <table:table-cell office:value-type="string" calcext:value-type="string">
            <text:p>Speed 10</text:p>
          </table:table-cell>
          <table:table-cell office:value-type="float" office:value="0.039295759" calcext:value-type="float">
            <text:p>0.039295759</text:p>
          </table:table-cell>
          <table:table-cell office:value-type="float" office:value="1.572658405" calcext:value-type="float">
            <text:p>1.572658405</text:p>
          </table:table-cell>
          <table:table-cell office:value-type="float" office:value="1.898771552" calcext:value-type="float">
            <text:p>1.898771552</text:p>
          </table:table-cell>
          <table:table-cell office:value-type="float" office:value="0.879580960577767" calcext:value-type="float">
            <text:p>0.879580960577767</text:p>
          </table:table-cell>
          <table:table-cell office:value-type="float" office:value="33.8332886967332" calcext:value-type="float">
            <text:p>33.8332886967332</text:p>
          </table:table-cell>
          <table:table-cell office:value-type="float" office:value="83.3195166948841" calcext:value-type="float">
            <text:p>83.3195166948841</text:p>
          </table:table-cell>
          <table:table-cell/>
          <table:table-cell office:value-type="string" calcext:value-type="string">
            <text:p>Speed 10</text:p>
          </table:table-cell>
          <table:table-cell office:value-type="float" office:value="0.0446476545786638" calcext:value-type="float">
            <text:p>0.0446476545786638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2.11218211206897" calcext:value-type="float">
            <text:p>2.11218211206897</text:p>
          </table:table-cell>
          <table:table-cell table:style-name="Default" table:formula="of:=([.K3])-([.O2])" office:value-type="float" office:value="9.88947111267955" calcext:value-type="float">
            <text:p>9.88947111267955</text:p>
          </table:table-cell>
          <table:table-cell/>
          <table:table-cell office:value-type="float" office:value="14.163042680424" calcext:value-type="float">
            <text:p>14.163042680424</text:p>
          </table:table-cell>
        </table:table-row>
        <table:table-row table:style-name="ro1">
          <table:table-cell office:value-type="string" calcext:value-type="string">
            <text:p>Speed 9</text:p>
          </table:table-cell>
          <table:table-cell office:value-type="float" office:value="0.039258781" calcext:value-type="float">
            <text:p>0.039258781</text:p>
          </table:table-cell>
          <table:table-cell office:value-type="float" office:value="1.572658405" calcext:value-type="float">
            <text:p>1.572658405</text:p>
          </table:table-cell>
          <table:table-cell office:value-type="float" office:value="1.897780172" calcext:value-type="float">
            <text:p>1.897780172</text:p>
          </table:table-cell>
          <table:table-cell office:value-type="float" office:value="0.879580960577767" calcext:value-type="float">
            <text:p>0.879580960577767</text:p>
          </table:table-cell>
          <table:table-cell office:value-type="float" office:value="33.8332886967332" calcext:value-type="float">
            <text:p>33.8332886967332</text:p>
          </table:table-cell>
          <table:table-cell office:value-type="float" office:value="83.3195166948841" calcext:value-type="float">
            <text:p>83.3195166948841</text:p>
          </table:table-cell>
          <table:table-cell/>
          <table:table-cell office:value-type="string" calcext:value-type="string">
            <text:p>Speed 9</text:p>
          </table:table-cell>
          <table:table-cell office:value-type="float" office:value="0.0449533951885776" calcext:value-type="float">
            <text:p>0.0449533951885776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2.13030172413793" calcext:value-type="float">
            <text:p>2.1303017241379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8</text:p>
          </table:table-cell>
          <table:table-cell office:value-type="float" office:value="0.074894769" calcext:value-type="float">
            <text:p>0.074894769</text:p>
          </table:table-cell>
          <table:table-cell office:value-type="float" office:value="1.518852425" calcext:value-type="float">
            <text:p>1.518852425</text:p>
          </table:table-cell>
          <table:table-cell office:value-type="float" office:value="3.576594828" calcext:value-type="float">
            <text:p>3.576594828</text:p>
          </table:table-cell>
          <table:table-cell office:value-type="float" office:value="0.884326879920354" calcext:value-type="float">
            <text:p>0.884326879920354</text:p>
          </table:table-cell>
          <table:table-cell office:value-type="float" office:value="34.1410202462035" calcext:value-type="float">
            <text:p>34.1410202462035</text:p>
          </table:table-cell>
          <table:table-cell office:value-type="float" office:value="78.4345967663104" calcext:value-type="float">
            <text:p>78.4345967663104</text:p>
          </table:table-cell>
          <table:table-cell/>
          <table:table-cell office:value-type="string" calcext:value-type="string">
            <text:p>Speed 8</text:p>
          </table:table-cell>
          <table:table-cell table:style-name="Default" office:value-type="float" office:value="0.0396209576869612" calcext:value-type="float">
            <text:p>0.0396209576869612</text:p>
          </table:table-cell>
          <table:table-cell table:style-name="Default" office:value-type="float" office:value="24.0525137931035" calcext:value-type="float">
            <text:p>24.0525137931035</text:p>
          </table:table-cell>
          <table:table-cell office:value-type="float" office:value="1.88917564655172" calcext:value-type="float">
            <text:p>1.8891756465517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7</text:p>
          </table:table-cell>
          <table:table-cell office:value-type="float" office:value="0.092798046" calcext:value-type="float">
            <text:p>0.092798046</text:p>
          </table:table-cell>
          <table:table-cell office:value-type="float" office:value="1.507436476" calcext:value-type="float">
            <text:p>1.507436476</text:p>
          </table:table-cell>
          <table:table-cell office:value-type="float" office:value="4.580449568" calcext:value-type="float">
            <text:p>4.580449568</text:p>
          </table:table-cell>
          <table:table-cell office:value-type="float" office:value="0.886983331585651" calcext:value-type="float">
            <text:p>0.886983331585651</text:p>
          </table:table-cell>
          <table:table-cell office:value-type="float" office:value="34.178668471502" calcext:value-type="float">
            <text:p>34.178668471502</text:p>
          </table:table-cell>
          <table:table-cell office:value-type="float" office:value="77.0241549440765" calcext:value-type="float">
            <text:p>77.0241549440765</text:p>
          </table:table-cell>
          <table:table-cell/>
          <table:table-cell office:value-type="string" calcext:value-type="string">
            <text:p>Speed 7</text:p>
          </table:table-cell>
          <table:table-cell office:value-type="float" office:value="0.0394194439019397" calcext:value-type="float">
            <text:p>0.0394194439019397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1.87192349137931" calcext:value-type="float">
            <text:p>1.8719234913793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6</text:p>
          </table:table-cell>
          <table:table-cell office:value-type="float" office:value="0.149848192" calcext:value-type="float">
            <text:p>0.149848192</text:p>
          </table:table-cell>
          <table:table-cell office:value-type="float" office:value="1.547538578" calcext:value-type="float">
            <text:p>1.547538578</text:p>
          </table:table-cell>
          <table:table-cell office:value-type="float" office:value="6.974164871" calcext:value-type="float">
            <text:p>6.974164871</text:p>
          </table:table-cell>
          <table:table-cell office:value-type="float" office:value="0.895631767295086" calcext:value-type="float">
            <text:p>0.895631767295086</text:p>
          </table:table-cell>
          <table:table-cell office:value-type="float" office:value="34.65395426221" calcext:value-type="float">
            <text:p>34.65395426221</text:p>
          </table:table-cell>
          <table:table-cell office:value-type="float" office:value="67.610568723844" calcext:value-type="float">
            <text:p>67.610568723844</text:p>
          </table:table-cell>
          <table:table-cell/>
          <table:table-cell office:value-type="string" calcext:value-type="string">
            <text:p>Speed 6</text:p>
          </table:table-cell>
          <table:table-cell office:value-type="float" office:value="0.0395706995377155" calcext:value-type="float">
            <text:p>0.0395706995377155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1.87330818965517" calcext:value-type="float">
            <text:p>1.873308189655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5</text:p>
          </table:table-cell>
          <table:table-cell office:value-type="float" office:value="0.536583515" calcext:value-type="float">
            <text:p>0.536583515</text:p>
          </table:table-cell>
          <table:table-cell office:value-type="float" office:value="1.565342026" calcext:value-type="float">
            <text:p>1.565342026</text:p>
          </table:table-cell>
          <table:table-cell office:value-type="float" office:value="25.93713362" calcext:value-type="float">
            <text:p>25.93713362</text:p>
          </table:table-cell>
          <table:table-cell office:value-type="float" office:value="0.900454622040835" calcext:value-type="float">
            <text:p>0.900454622040835</text:p>
          </table:table-cell>
          <table:table-cell office:value-type="float" office:value="34.9871626202382" calcext:value-type="float">
            <text:p>34.9871626202382</text:p>
          </table:table-cell>
          <table:table-cell office:value-type="float" office:value="63.9479393125617" calcext:value-type="float">
            <text:p>63.9479393125617</text:p>
          </table:table-cell>
          <table:table-cell/>
          <table:table-cell office:value-type="string" calcext:value-type="string">
            <text:p>Speed 5</text:p>
          </table:table-cell>
          <table:table-cell office:value-type="float" office:value="0.040345709375" calcext:value-type="float">
            <text:p>0.040345709375</text:p>
          </table:table-cell>
          <table:table-cell office:value-type="float" office:value="24.0525137931035" calcext:value-type="float">
            <text:p>24.0525137931035</text:p>
          </table:table-cell>
          <table:table-cell table:style-name="Default" office:value-type="float" office:value="1.93067887931034" calcext:value-type="float">
            <text:p>1.9306788793103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4</text:p>
          </table:table-cell>
          <table:table-cell office:value-type="float" office:value="0.721247329" calcext:value-type="float">
            <text:p>0.721247329</text:p>
          </table:table-cell>
          <table:table-cell office:value-type="float" office:value="1.564032058" calcext:value-type="float">
            <text:p>1.564032058</text:p>
          </table:table-cell>
          <table:table-cell office:value-type="float" office:value="32.7597306" calcext:value-type="float">
            <text:p>32.7597306</text:p>
          </table:table-cell>
          <table:table-cell office:value-type="float" office:value="0.901385804973073" calcext:value-type="float">
            <text:p>0.901385804973073</text:p>
          </table:table-cell>
          <table:table-cell office:value-type="float" office:value="35.0830052161703" calcext:value-type="float">
            <text:p>35.0830052161703</text:p>
          </table:table-cell>
          <table:table-cell office:value-type="float" office:value="62.6409638599375" calcext:value-type="float">
            <text:p>62.6409638599375</text:p>
          </table:table-cell>
          <table:table-cell/>
          <table:table-cell office:value-type="string" calcext:value-type="string">
            <text:p>Speed 4</text:p>
          </table:table-cell>
          <table:table-cell table:style-name="Default" office:value-type="float" office:value="0.0417639032042026" calcext:value-type="float">
            <text:p>0.0417639032042026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2.00712284482759" calcext:value-type="float">
            <text:p>2.0071228448275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3</text:p>
          </table:table-cell>
          <table:table-cell office:value-type="float" office:value="1.32252158486961" calcext:value-type="float">
            <text:p>1.32252158486961</text:p>
          </table:table-cell>
          <table:table-cell table:style-name="Default" office:value-type="float" office:value="1.56606503232759" calcext:value-type="float">
            <text:p>1.56606503232759</text:p>
          </table:table-cell>
          <table:table-cell office:value-type="float" office:value="59.0633351293103" calcext:value-type="float">
            <text:p>59.0633351293103</text:p>
          </table:table-cell>
          <table:table-cell office:value-type="float" office:value="0.901775420950884" calcext:value-type="float">
            <text:p>0.901775420950884</text:p>
          </table:table-cell>
          <table:table-cell office:value-type="float" office:value="35.1489979252942" calcext:value-type="float">
            <text:p>35.1489979252942</text:p>
          </table:table-cell>
          <table:table-cell office:value-type="float" office:value="62.1190947016536" calcext:value-type="float">
            <text:p>62.1190947016536</text:p>
          </table:table-cell>
          <table:table-cell/>
          <table:table-cell office:value-type="string" calcext:value-type="string">
            <text:p>Speed 3</text:p>
          </table:table-cell>
          <table:table-cell table:style-name="Default" office:value-type="float" office:value="0.0432402414709052" calcext:value-type="float">
            <text:p>0.0432402414709052</text:p>
          </table:table-cell>
          <table:table-cell office:value-type="float" office:value="24.0525137931035" calcext:value-type="float">
            <text:p>24.0525137931035</text:p>
          </table:table-cell>
          <table:table-cell table:style-name="Default" office:value-type="float" office:value="2.27244612068966" calcext:value-type="float">
            <text:p>2.2724461206896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2</text:p>
          </table:table-cell>
          <table:table-cell office:value-type="float" office:value="1.97927823077155" calcext:value-type="float">
            <text:p>1.97927823077155</text:p>
          </table:table-cell>
          <table:table-cell table:style-name="Default" office:value-type="float" office:value="1.56809358836207" calcext:value-type="float">
            <text:p>1.56809358836207</text:p>
          </table:table-cell>
          <table:table-cell office:value-type="float" office:value="88.1720528017241" calcext:value-type="float">
            <text:p>88.1720528017241</text:p>
          </table:table-cell>
          <table:table-cell office:value-type="float" office:value="0.903544613817933" calcext:value-type="float">
            <text:p>0.903544613817933</text:p>
          </table:table-cell>
          <table:table-cell office:value-type="float" office:value="35.2518712241238" calcext:value-type="float">
            <text:p>35.2518712241238</text:p>
          </table:table-cell>
          <table:table-cell office:value-type="float" office:value="60.3147348385015" calcext:value-type="float">
            <text:p>60.3147348385015</text:p>
          </table:table-cell>
          <table:table-cell/>
          <table:table-cell office:value-type="string" calcext:value-type="string">
            <text:p>Speed 2</text:p>
          </table:table-cell>
          <table:table-cell office:value-type="float" office:value="0.0423071712834052" calcext:value-type="float">
            <text:p>0.0423071712834052</text:p>
          </table:table-cell>
          <table:table-cell office:value-type="float" office:value="24.0525137931035" calcext:value-type="float">
            <text:p>24.0525137931035</text:p>
          </table:table-cell>
          <table:table-cell office:value-type="float" office:value="2.04533943965517" calcext:value-type="float">
            <text:p>2.045339439655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1</text:p>
          </table:table-cell>
          <table:table-cell office:value-type="float" office:value="2.338282429757" calcext:value-type="float">
            <text:p>2.338282429757</text:p>
          </table:table-cell>
          <table:table-cell office:value-type="float" office:value="1.56968125" calcext:value-type="float">
            <text:p>1.56968125</text:p>
          </table:table-cell>
          <table:table-cell office:value-type="float" office:value="110.927596982759" calcext:value-type="float">
            <text:p>110.927596982759</text:p>
          </table:table-cell>
          <table:table-cell office:value-type="float" office:value="0.90384460106737" calcext:value-type="float">
            <text:p>0.90384460106737</text:p>
          </table:table-cell>
          <table:table-cell office:value-type="float" office:value="35.2812156594611" calcext:value-type="float">
            <text:p>35.2812156594611</text:p>
          </table:table-cell>
          <table:table-cell office:value-type="float" office:value="60.0019811517425" calcext:value-type="float">
            <text:p>60.0019811517425</text:p>
          </table:table-cell>
          <table:table-cell/>
          <table:table-cell office:value-type="string" calcext:value-type="string">
            <text:p>Speed 1</text:p>
          </table:table-cell>
          <table:table-cell office:value-type="float" office:value="0.0434942146142241" calcext:value-type="float">
            <text:p>0.0434942146142241</text:p>
          </table:table-cell>
          <table:table-cell office:value-type="float" office:value="24.0525137931035" calcext:value-type="float">
            <text:p>24.0525137931035</text:p>
          </table:table-cell>
          <table:table-cell table:style-name="Default" office:value-type="float" office:value="2.14665409482759" calcext:value-type="float">
            <text:p>2.1466540948275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peed 0</text:p>
          </table:table-cell>
          <table:table-cell office:value-type="float" office:value="6.92290773606304" calcext:value-type="float">
            <text:p>6.92290773606304</text:p>
          </table:table-cell>
          <table:table-cell table:style-name="Default" office:value-type="float" office:value="1.58106029094828" calcext:value-type="float">
            <text:p>1.58106029094828</text:p>
          </table:table-cell>
          <table:table-cell office:value-type="float" office:value="305.497246767241" calcext:value-type="float">
            <text:p>305.497246767241</text:p>
          </table:table-cell>
          <table:table-cell office:value-type="float" office:value="0.90589526261472" calcext:value-type="float">
            <text:p>0.90589526261472</text:p>
          </table:table-cell>
          <table:table-cell office:value-type="float" office:value="35.3770162456259" calcext:value-type="float">
            <text:p>35.3770162456259</text:p>
          </table:table-cell>
          <table:table-cell office:value-type="float" office:value="58.7397848392683" calcext:value-type="float">
            <text:p>58.7397848392683</text:p>
          </table:table-cell>
          <table:table-cell/>
          <table:table-cell office:value-type="string" calcext:value-type="string">
            <text:p>Speed 0</text:p>
          </table:table-cell>
          <table:table-cell table:style-name="Default" office:value-type="float" office:value="0.0420103101988147" calcext:value-type="float">
            <text:p>0.0420103101988147</text:p>
          </table:table-cell>
          <table:table-cell table:style-name="Default" office:value-type="float" office:value="24.0525137931035" calcext:value-type="float">
            <text:p>24.0525137931035</text:p>
          </table:table-cell>
          <table:table-cell table:style-name="Default" office:value-type="float" office:value="2.01317887931035" calcext:value-type="float">
            <text:p>2.01317887931035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ebP enc</text:p>
          </table:table-cell>
          <table:table-cell office:value-type="string" calcext:value-type="string">
            <text:p>avg.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avg enegery</text:p>
          </table:table-cell>
          <table:table-cell office:value-type="string" calcext:value-type="string">
            <text:p>avg ssim</text:p>
          </table:table-cell>
          <table:table-cell office:value-type="string" calcext:value-type="string">
            <text:p>avg psnr</text:p>
          </table:table-cell>
          <table:table-cell office:value-type="string" calcext:value-type="string">
            <text:p>avg mse</text:p>
          </table:table-cell>
          <table:table-cell/>
          <table:table-cell office:value-type="string" calcext:value-type="string">
            <text:p>webp dec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delta_bpp zu <text:s/>ref</text:p>
          </table:table-cell>
          <table:table-cell office:value-type="string" calcext:value-type="string">
            <text:p>avg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6</text:p>
          </table:table-cell>
          <table:table-cell office:value-type="float" office:value="0.08284123" calcext:value-type="float">
            <text:p>0.08284123</text:p>
          </table:table-cell>
          <table:table-cell office:value-type="float" office:value="1.05902669" calcext:value-type="float">
            <text:p>1.05902669</text:p>
          </table:table-cell>
          <table:table-cell office:value-type="float" office:value="3.47038966" calcext:value-type="float">
            <text:p>3.47038966</text:p>
          </table:table-cell>
          <table:table-cell office:value-type="float" office:value="0.911997890712549" calcext:value-type="float">
            <text:p>0.911997890712549</text:p>
          </table:table-cell>
          <table:table-cell office:value-type="float" office:value="32.4057491084953" calcext:value-type="float">
            <text:p>32.4057491084953</text:p>
          </table:table-cell>
          <table:table-cell office:value-type="float" office:value="56.3779733651557" calcext:value-type="float">
            <text:p>56.3779733651557</text:p>
          </table:table-cell>
          <table:table-cell/>
          <table:table-cell office:value-type="string" calcext:value-type="string">
            <text:p>Speed 6</text:p>
          </table:table-cell>
          <table:table-cell office:value-type="float" office:value="0.086779308" calcext:value-type="float">
            <text:p>0.086779308</text:p>
          </table:table-cell>
          <table:table-cell office:value-type="float" office:value="11.27962886" calcext:value-type="float">
            <text:p>11.27962886</text:p>
          </table:table-cell>
          <table:table-cell table:formula="of:=[.K15]-[.O2]" office:value-type="float" office:value="-2.88341382042395" calcext:value-type="float">
            <text:p>-2.88341382042395</text:p>
          </table:table-cell>
          <table:table-cell office:value-type="float" office:value="4.084672414" calcext:value-type="float">
            <text:p>4.084672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5</text:p>
          </table:table-cell>
          <table:table-cell office:value-type="float" office:value="0.044360838" calcext:value-type="float">
            <text:p>0.044360838</text:p>
          </table:table-cell>
          <table:table-cell table:style-name="Default" office:value-type="float" office:value="1.084533172" calcext:value-type="float">
            <text:p>1.084533172</text:p>
          </table:table-cell>
          <table:table-cell office:value-type="float" office:value="1.908282759" calcext:value-type="float">
            <text:p>1.908282759</text:p>
          </table:table-cell>
          <table:table-cell office:value-type="float" office:value="0.913421991027373" calcext:value-type="float">
            <text:p>0.913421991027373</text:p>
          </table:table-cell>
          <table:table-cell office:value-type="float" office:value="32.4260113095126" calcext:value-type="float">
            <text:p>32.4260113095126</text:p>
          </table:table-cell>
          <table:table-cell office:value-type="float" office:value="55.8545003053165" calcext:value-type="float">
            <text:p>55.8545003053165</text:p>
          </table:table-cell>
          <table:table-cell/>
          <table:table-cell office:value-type="string" calcext:value-type="string">
            <text:p>Speed 5</text:p>
          </table:table-cell>
          <table:table-cell office:value-type="float" office:value="0.087925077" calcext:value-type="float">
            <text:p>0.087925077</text:p>
          </table:table-cell>
          <table:table-cell office:value-type="float" office:value="11.46124211" calcext:value-type="float">
            <text:p>11.46124211</text:p>
          </table:table-cell>
          <table:table-cell table:formula="of:=[.K16]-[.O2]" office:value-type="float" office:value="-2.70180057042395" calcext:value-type="float">
            <text:p>-2.70180057042395</text:p>
          </table:table-cell>
          <table:table-cell office:value-type="float" office:value="4.12667241" calcext:value-type="float">
            <text:p>4.1266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4</text:p>
          </table:table-cell>
          <table:table-cell office:value-type="float" office:value="0.03992144" calcext:value-type="float">
            <text:p>0.03992144</text:p>
          </table:table-cell>
          <table:table-cell office:value-type="float" office:value="1.11247941" calcext:value-type="float">
            <text:p>1.11247941</text:p>
          </table:table-cell>
          <table:table-cell office:value-type="float" office:value="1.71481724" calcext:value-type="float">
            <text:p>1.71481724</text:p>
          </table:table-cell>
          <table:table-cell table:style-name="ce3" office:value-type="float" office:value="0.916769403305972" calcext:value-type="float">
            <text:p>0.916769403305972</text:p>
          </table:table-cell>
          <table:table-cell office:value-type="float" office:value="32.5916850751103" calcext:value-type="float">
            <text:p>32.5916850751103</text:p>
          </table:table-cell>
          <table:table-cell office:value-type="float" office:value="53.7683293573819" calcext:value-type="float">
            <text:p>53.7683293573819</text:p>
          </table:table-cell>
          <table:table-cell/>
          <table:table-cell office:value-type="string" calcext:value-type="string">
            <text:p>Speed 4</text:p>
          </table:table-cell>
          <table:table-cell office:value-type="float" office:value="0.086052657" calcext:value-type="float">
            <text:p>0.086052657</text:p>
          </table:table-cell>
          <table:table-cell office:value-type="float" office:value="11.50756476" calcext:value-type="float">
            <text:p>11.50756476</text:p>
          </table:table-cell>
          <table:table-cell table:formula="of:=[.K17]-[.O2]" office:value-type="float" office:value="-2.65547792042395" calcext:value-type="float">
            <text:p>-2.65547792042395</text:p>
          </table:table-cell>
          <table:table-cell office:value-type="float" office:value="3.993789655" calcext:value-type="float">
            <text:p>3.993789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3</text:p>
          </table:table-cell>
          <table:table-cell office:value-type="float" office:value="0.039834792" calcext:value-type="float">
            <text:p>0.039834792</text:p>
          </table:table-cell>
          <table:table-cell office:value-type="float" office:value="1.110884586" calcext:value-type="float">
            <text:p>1.110884586</text:p>
          </table:table-cell>
          <table:table-cell office:value-type="float" office:value="1.869148276" calcext:value-type="float">
            <text:p>1.869148276</text:p>
          </table:table-cell>
          <table:table-cell office:value-type="float" office:value="0.916441435848388" calcext:value-type="float">
            <text:p>0.916441435848388</text:p>
          </table:table-cell>
          <table:table-cell office:value-type="float" office:value="32.5828602459166" calcext:value-type="float">
            <text:p>32.5828602459166</text:p>
          </table:table-cell>
          <table:table-cell office:value-type="float" office:value="53.9072512812424" calcext:value-type="float">
            <text:p>53.9072512812424</text:p>
          </table:table-cell>
          <table:table-cell/>
          <table:table-cell office:value-type="string" calcext:value-type="string">
            <text:p>Speed 3</text:p>
          </table:table-cell>
          <table:table-cell office:value-type="float" office:value="0.086269292" calcext:value-type="float">
            <text:p>0.086269292</text:p>
          </table:table-cell>
          <table:table-cell office:value-type="float" office:value="11.49592955" calcext:value-type="float">
            <text:p>11.49592955</text:p>
          </table:table-cell>
          <table:table-cell table:formula="of:=[.K18]-[.O2]" office:value-type="float" office:value="-2.66711313042395" calcext:value-type="float">
            <text:p>-2.66711313042395</text:p>
          </table:table-cell>
          <table:table-cell office:value-type="float" office:value="4.0288" calcext:value-type="float">
            <text:p>4.0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2</text:p>
          </table:table-cell>
          <table:table-cell office:value-type="float" office:value="0.0229344" calcext:value-type="float">
            <text:p>0.0229344</text:p>
          </table:table-cell>
          <table:table-cell office:value-type="float" office:value="1.143076241" calcext:value-type="float">
            <text:p>1.143076241</text:p>
          </table:table-cell>
          <table:table-cell office:value-type="float" office:value="1.057441379" calcext:value-type="float">
            <text:p>1.057441379</text:p>
          </table:table-cell>
          <table:table-cell office:value-type="float" office:value="0.916224219154134" calcext:value-type="float">
            <text:p>0.916224219154134</text:p>
          </table:table-cell>
          <table:table-cell office:value-type="float" office:value="32.3623703837517" calcext:value-type="float">
            <text:p>32.3623703837517</text:p>
          </table:table-cell>
          <table:table-cell office:value-type="float" office:value="56.3999243359385" calcext:value-type="float">
            <text:p>56.3999243359385</text:p>
          </table:table-cell>
          <table:table-cell/>
          <table:table-cell office:value-type="string" calcext:value-type="string">
            <text:p>Speed 2</text:p>
          </table:table-cell>
          <table:table-cell office:value-type="float" office:value="0.080770738" calcext:value-type="float">
            <text:p>0.080770738</text:p>
          </table:table-cell>
          <table:table-cell office:value-type="float" office:value="11.65137059" calcext:value-type="float">
            <text:p>11.65137059</text:p>
          </table:table-cell>
          <table:table-cell table:formula="of:=[.K19]-[.O2]" office:value-type="float" office:value="-2.51167209042395" calcext:value-type="float">
            <text:p>-2.51167209042395</text:p>
          </table:table-cell>
          <table:table-cell office:value-type="float" office:value="3.776951724" calcext:value-type="float">
            <text:p>3.776951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1</text:p>
          </table:table-cell>
          <table:table-cell office:value-type="float" office:value="0.019989112" calcext:value-type="float">
            <text:p>0.019989112</text:p>
          </table:table-cell>
          <table:table-cell office:value-type="float" office:value="1.233371103" calcext:value-type="float">
            <text:p>1.233371103</text:p>
          </table:table-cell>
          <table:table-cell office:value-type="float" office:value="0.892686207" calcext:value-type="float">
            <text:p>0.892686207</text:p>
          </table:table-cell>
          <table:table-cell office:value-type="float" office:value="0.916848976514727" calcext:value-type="float">
            <text:p>0.916848976514727</text:p>
          </table:table-cell>
          <table:table-cell office:value-type="float" office:value="32.7031747256337" calcext:value-type="float">
            <text:p>32.7031747256337</text:p>
          </table:table-cell>
          <table:table-cell office:value-type="float" office:value="52.30125639096" calcext:value-type="float">
            <text:p>52.30125639096</text:p>
          </table:table-cell>
          <table:table-cell/>
          <table:table-cell office:value-type="string" calcext:value-type="string">
            <text:p>Speed 1</text:p>
          </table:table-cell>
          <table:table-cell office:value-type="float" office:value="0.079474294" calcext:value-type="float">
            <text:p>0.079474294</text:p>
          </table:table-cell>
          <table:table-cell office:value-type="float" office:value="11.48753359" calcext:value-type="float">
            <text:p>11.48753359</text:p>
          </table:table-cell>
          <table:table-cell table:formula="of:=[.K20]-[.O2]" office:value-type="float" office:value="-2.67550909042395" calcext:value-type="float">
            <text:p>-2.67550909042395</text:p>
          </table:table-cell>
          <table:table-cell office:value-type="float" office:value="3.72922069" calcext:value-type="float">
            <text:p>3.7292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0</text:p>
          </table:table-cell>
          <table:table-cell office:value-type="float" office:value="0.017932365" calcext:value-type="float">
            <text:p>0.017932365</text:p>
          </table:table-cell>
          <table:table-cell office:value-type="float" office:value="1.306011103" calcext:value-type="float">
            <text:p>1.306011103</text:p>
          </table:table-cell>
          <table:table-cell office:value-type="float" office:value="0.806568966" calcext:value-type="float">
            <text:p>0.806568966</text:p>
          </table:table-cell>
          <table:table-cell table:style-name="Default" office:value-type="float" office:value="0.916787665962824" calcext:value-type="float">
            <text:p>0.916787665962824</text:p>
          </table:table-cell>
          <table:table-cell office:value-type="float" office:value="32.693454793044" calcext:value-type="float">
            <text:p>32.693454793044</text:p>
          </table:table-cell>
          <table:table-cell office:value-type="float" office:value="52.4339622005322" calcext:value-type="float">
            <text:p>52.4339622005322</text:p>
          </table:table-cell>
          <table:table-cell/>
          <table:table-cell office:value-type="string" calcext:value-type="string">
            <text:p>Speed 0</text:p>
          </table:table-cell>
          <table:table-cell office:value-type="float" office:value="0.082189467" calcext:value-type="float">
            <text:p>0.082189467</text:p>
          </table:table-cell>
          <table:table-cell office:value-type="float" office:value="11.64318948" calcext:value-type="float">
            <text:p>11.64318948</text:p>
          </table:table-cell>
          <table:table-cell table:formula="of:=[.K21]-[.O2]" office:value-type="float" office:value="-2.51985320042395" calcext:value-type="float">
            <text:p>-2.51985320042395</text:p>
          </table:table-cell>
          <table:table-cell office:value-type="float" office:value="3.8820110345" calcext:value-type="float">
            <text:p>3.882011034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avg</text:p>
          </table:table-cell>
          <table:table-cell table:style-name="Default" table:formula="of:=AVERAGE([.J15:.J21])" office:value-type="float" office:value="0.0842086904285714" calcext:value-type="float">
            <text:p>0.0842086904285714</text:p>
          </table:table-cell>
          <table:table-cell table:style-name="Default" table:formula="of:=AVERAGE([.K15:.K21])" office:value-type="float" office:value="11.5037798485714" calcext:value-type="float">
            <text:p>11.5037798485714</text:p>
          </table:table-cell>
          <table:table-cell table:style-name="Default"/>
          <table:table-cell table:style-name="Default" table:formula="of:=AVERAGE([.M15:.M21])" office:value-type="float" office:value="3.94601684678571" calcext:value-type="float">
            <text:p>3.9460168467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 enc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avg energy</text:p>
          </table:table-cell>
          <table:table-cell office:value-type="string" calcext:value-type="string">
            <text:p>avg ssim</text:p>
          </table:table-cell>
          <table:table-cell office:value-type="string" calcext:value-type="string">
            <text:p>avg psnr</text:p>
          </table:table-cell>
          <table:table-cell office:value-type="string" calcext:value-type="string">
            <text:p>avg mse</text:p>
          </table:table-cell>
          <table:table-cell/>
          <table:table-cell office:value-type="string" calcext:value-type="string">
            <text:p>jxl dec</text:p>
          </table:table-cell>
          <table:table-cell office:value-type="string" calcext:value-type="string">
            <text:p>avg time</text:p>
          </table:table-cell>
          <table:table-cell office:value-type="string" calcext:value-type="string">
            <text:p>avg bpp</text:p>
          </table:table-cell>
          <table:table-cell office:value-type="string" calcext:value-type="string">
            <text:p>delta_bpp zu <text:s/>ref</text:p>
          </table:table-cell>
          <table:table-cell office:value-type="string" calcext:value-type="string">
            <text:p>avg ene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9</text:p>
          </table:table-cell>
          <table:table-cell office:value-type="float" office:value="0.810452117" calcext:value-type="float">
            <text:p>0.810452117</text:p>
          </table:table-cell>
          <table:table-cell office:value-type="float" office:value="0.895996" calcext:value-type="float">
            <text:p>0.895996</text:p>
          </table:table-cell>
          <table:table-cell office:value-type="float" office:value="32.71522069" calcext:value-type="float">
            <text:p>32.71522069</text:p>
          </table:table-cell>
          <table:table-cell office:value-type="float" office:value="0.872488660424952" calcext:value-type="float">
            <text:p>0.872488660424952</text:p>
          </table:table-cell>
          <table:table-cell office:value-type="float" office:value="30.7138113637625" calcext:value-type="float">
            <text:p>30.7138113637625</text:p>
          </table:table-cell>
          <table:table-cell office:value-type="float" office:value="95.9865907823565" calcext:value-type="float">
            <text:p>95.9865907823565</text:p>
          </table:table-cell>
          <table:table-cell/>
          <table:table-cell office:value-type="string" calcext:value-type="string">
            <text:p>Speed 9</text:p>
          </table:table-cell>
          <table:table-cell office:value-type="float" office:value="0.113274035" calcext:value-type="float">
            <text:p>0.113274035</text:p>
          </table:table-cell>
          <table:table-cell office:value-type="float" office:value="10.97118593" calcext:value-type="float">
            <text:p>10.97118593</text:p>
          </table:table-cell>
          <table:table-cell table:formula="of:=[.K24]-[.O2]" office:value-type="float" office:value="-3.19185675042395" calcext:value-type="float">
            <text:p>-3.19185675042395</text:p>
          </table:table-cell>
          <table:table-cell office:value-type="float" office:value="5.389741379" calcext:value-type="float">
            <text:p>5.3897413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8</text:p>
          </table:table-cell>
          <table:table-cell office:value-type="float" office:value="0.523486394" calcext:value-type="float">
            <text:p>0.523486394</text:p>
          </table:table-cell>
          <table:table-cell office:value-type="float" office:value="0.892826897" calcext:value-type="float">
            <text:p>0.892826897</text:p>
          </table:table-cell>
          <table:table-cell office:value-type="float" office:value="21.21506207" calcext:value-type="float">
            <text:p>21.21506207</text:p>
          </table:table-cell>
          <table:table-cell office:value-type="float" office:value="0.872403795223689" calcext:value-type="float">
            <text:p>0.872403795223689</text:p>
          </table:table-cell>
          <table:table-cell office:value-type="float" office:value="30.7055295819043" calcext:value-type="float">
            <text:p>30.7055295819043</text:p>
          </table:table-cell>
          <table:table-cell table:style-name="Default" office:value-type="float" office:value="96.0137295231719" calcext:value-type="float">
            <text:p>96.0137295231719</text:p>
          </table:table-cell>
          <table:table-cell/>
          <table:table-cell office:value-type="string" calcext:value-type="string">
            <text:p>Speed 8</text:p>
          </table:table-cell>
          <table:table-cell office:value-type="float" office:value="0.113567602" calcext:value-type="float">
            <text:p>0.113567602</text:p>
          </table:table-cell>
          <table:table-cell office:value-type="float" office:value="10.96826797" calcext:value-type="float">
            <text:p>10.96826797</text:p>
          </table:table-cell>
          <table:table-cell table:formula="of:=[.K25]-[.O2]" office:value-type="float" office:value="-3.19477471042395" calcext:value-type="float">
            <text:p>-3.19477471042395</text:p>
          </table:table-cell>
          <table:table-cell office:value-type="float" office:value="5.432958621" calcext:value-type="float">
            <text:p>5.432958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7</text:p>
          </table:table-cell>
          <table:table-cell office:value-type="float" office:value="0.078914285" calcext:value-type="float">
            <text:p>0.078914285</text:p>
          </table:table-cell>
          <table:table-cell office:value-type="float" office:value="0.934034241" calcext:value-type="float">
            <text:p>0.934034241</text:p>
          </table:table-cell>
          <table:table-cell office:value-type="float" office:value="3.806210345" calcext:value-type="float">
            <text:p>3.806210345</text:p>
          </table:table-cell>
          <table:table-cell office:value-type="float" office:value="0.884850558419455" calcext:value-type="float">
            <text:p>0.884850558419455</text:p>
          </table:table-cell>
          <table:table-cell office:value-type="float" office:value="31.139154264782" calcext:value-type="float">
            <text:p>31.139154264782</text:p>
          </table:table-cell>
          <table:table-cell office:value-type="float" office:value="84.6291592103596" calcext:value-type="float">
            <text:p>84.6291592103596</text:p>
          </table:table-cell>
          <table:table-cell/>
          <table:table-cell office:value-type="string" calcext:value-type="string">
            <text:p>Speed 7</text:p>
          </table:table-cell>
          <table:table-cell office:value-type="float" office:value="0.113241982" calcext:value-type="float">
            <text:p>0.113241982</text:p>
          </table:table-cell>
          <table:table-cell office:value-type="float" office:value="11.13568262" calcext:value-type="float">
            <text:p>11.13568262</text:p>
          </table:table-cell>
          <table:table-cell table:formula="of:=[.K26]-[.O2]" office:value-type="float" office:value="-3.02736006042395" calcext:value-type="float">
            <text:p>-3.02736006042395</text:p>
          </table:table-cell>
          <table:table-cell office:value-type="float" office:value="5.4248" calcext:value-type="float">
            <text:p>5.42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6</text:p>
          </table:table-cell>
          <table:table-cell office:value-type="float" office:value="0.037064561" calcext:value-type="float">
            <text:p>0.037064561</text:p>
          </table:table-cell>
          <table:table-cell office:value-type="float" office:value="0.92712831" calcext:value-type="float">
            <text:p>0.92712831</text:p>
          </table:table-cell>
          <table:table-cell office:value-type="float" office:value="2.177072414" calcext:value-type="float">
            <text:p>2.177072414</text:p>
          </table:table-cell>
          <table:table-cell office:value-type="float" office:value="0.888335970624591" calcext:value-type="float">
            <text:p>0.888335970624591</text:p>
          </table:table-cell>
          <table:table-cell table:style-name="Default" office:value-type="float" office:value="31.2971908269917" calcext:value-type="float">
            <text:p>31.2971908269917</text:p>
          </table:table-cell>
          <table:table-cell office:value-type="float" office:value="77.5277200344642" calcext:value-type="float">
            <text:p>77.5277200344642</text:p>
          </table:table-cell>
          <table:table-cell/>
          <table:table-cell office:value-type="string" calcext:value-type="string">
            <text:p>Speed 6</text:p>
          </table:table-cell>
          <table:table-cell office:value-type="float" office:value="0.112904335" calcext:value-type="float">
            <text:p>0.112904335</text:p>
          </table:table-cell>
          <table:table-cell office:value-type="float" office:value="11.06189348" calcext:value-type="float">
            <text:p>11.06189348</text:p>
          </table:table-cell>
          <table:table-cell table:formula="of:=[.K27]-[.O2]" office:value-type="float" office:value="-3.10114920042395" calcext:value-type="float">
            <text:p>-3.10114920042395</text:p>
          </table:table-cell>
          <table:table-cell office:value-type="float" office:value="5.372724138" calcext:value-type="float">
            <text:p>5.372724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5</text:p>
          </table:table-cell>
          <table:table-cell office:value-type="float" office:value="0.034617951" calcext:value-type="float">
            <text:p>0.034617951</text:p>
          </table:table-cell>
          <table:table-cell office:value-type="float" office:value="0.912450862" calcext:value-type="float">
            <text:p>0.912450862</text:p>
          </table:table-cell>
          <table:table-cell office:value-type="float" office:value="1.938927586" calcext:value-type="float">
            <text:p>1.938927586</text:p>
          </table:table-cell>
          <table:table-cell office:value-type="float" office:value="0.872750916280734" calcext:value-type="float">
            <text:p>0.872750916280734</text:p>
          </table:table-cell>
          <table:table-cell office:value-type="float" office:value="30.89722871954" calcext:value-type="float">
            <text:p>30.89722871954</text:p>
          </table:table-cell>
          <table:table-cell table:style-name="Default" office:value-type="float" office:value="88.8393502595761" calcext:value-type="float">
            <text:p>88.8393502595761</text:p>
          </table:table-cell>
          <table:table-cell/>
          <table:table-cell office:value-type="string" calcext:value-type="string">
            <text:p>Speed 5</text:p>
          </table:table-cell>
          <table:table-cell office:value-type="float" office:value="0.120703463" calcext:value-type="float">
            <text:p>0.120703463</text:p>
          </table:table-cell>
          <table:table-cell office:value-type="float" office:value="10.40929517" calcext:value-type="float">
            <text:p>10.40929517</text:p>
          </table:table-cell>
          <table:table-cell table:formula="of:=[.K28]-[.O2]" office:value-type="float" office:value="-3.75374751042395" calcext:value-type="float">
            <text:p>-3.75374751042395</text:p>
          </table:table-cell>
          <table:table-cell office:value-type="float" office:value="5.74767931" calcext:value-type="float">
            <text:p>5.74767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4</text:p>
          </table:table-cell>
          <table:table-cell office:value-type="float" office:value="0.027362015" calcext:value-type="float">
            <text:p>0.027362015</text:p>
          </table:table-cell>
          <table:table-cell office:value-type="float" office:value="1.004656724" calcext:value-type="float">
            <text:p>1.004656724</text:p>
          </table:table-cell>
          <table:table-cell office:value-type="float" office:value="1.364358621" calcext:value-type="float">
            <text:p>1.364358621</text:p>
          </table:table-cell>
          <table:table-cell office:value-type="float" office:value="0.888802590423995" calcext:value-type="float">
            <text:p>0.888802590423995</text:p>
          </table:table-cell>
          <table:table-cell office:value-type="float" office:value="31.4151355159988" calcext:value-type="float">
            <text:p>31.4151355159988</text:p>
          </table:table-cell>
          <table:table-cell office:value-type="float" office:value="75.569788629466" calcext:value-type="float">
            <text:p>75.569788629466</text:p>
          </table:table-cell>
          <table:table-cell/>
          <table:table-cell office:value-type="string" calcext:value-type="string">
            <text:p>Speed 4</text:p>
          </table:table-cell>
          <table:table-cell office:value-type="float" office:value="0.101324876" calcext:value-type="float">
            <text:p>0.101324876</text:p>
          </table:table-cell>
          <table:table-cell office:value-type="float" office:value="10.64860538" calcext:value-type="float">
            <text:p>10.64860538</text:p>
          </table:table-cell>
          <table:table-cell table:formula="of:=[.K29]-[.O2]" office:value-type="float" office:value="-3.51443730042395" calcext:value-type="float">
            <text:p>-3.51443730042395</text:p>
          </table:table-cell>
          <table:table-cell office:value-type="float" office:value="4.869696552" calcext:value-type="float">
            <text:p>4.869696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3</text:p>
          </table:table-cell>
          <table:table-cell office:value-type="float" office:value="0.02584606" calcext:value-type="float">
            <text:p>0.02584606</text:p>
          </table:table-cell>
          <table:table-cell office:value-type="float" office:value="0.989038276" calcext:value-type="float">
            <text:p>0.989038276</text:p>
          </table:table-cell>
          <table:table-cell office:value-type="float" office:value="1.291641379" calcext:value-type="float">
            <text:p>1.291641379</text:p>
          </table:table-cell>
          <table:table-cell table:style-name="Default" office:value-type="float" office:value="0.888335970624591" calcext:value-type="float">
            <text:p>0.888335970624591</text:p>
          </table:table-cell>
          <table:table-cell office:value-type="float" office:value="31.2971908269917" calcext:value-type="float">
            <text:p>31.2971908269917</text:p>
          </table:table-cell>
          <table:table-cell table:style-name="Default" office:value-type="float" office:value="77.5277200344642" calcext:value-type="float">
            <text:p>77.5277200344642</text:p>
          </table:table-cell>
          <table:table-cell/>
          <table:table-cell office:value-type="string" calcext:value-type="string">
            <text:p>Speed 3</text:p>
          </table:table-cell>
          <table:table-cell office:value-type="float" office:value="0.101383009" calcext:value-type="float">
            <text:p>0.101383009</text:p>
          </table:table-cell>
          <table:table-cell office:value-type="float" office:value="10.65226972" calcext:value-type="float">
            <text:p>10.65226972</text:p>
          </table:table-cell>
          <table:table-cell table:formula="of:=[.K30]-[.O2]" office:value-type="float" office:value="-3.51077296042395" calcext:value-type="float">
            <text:p>-3.51077296042395</text:p>
          </table:table-cell>
          <table:table-cell office:value-type="float" office:value="4.826968966" calcext:value-type="float">
            <text:p>4.826968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2</text:p>
          </table:table-cell>
          <table:table-cell office:value-type="float" office:value="0.0254156" calcext:value-type="float">
            <text:p>0.0254156</text:p>
          </table:table-cell>
          <table:table-cell office:value-type="float" office:value="1.066752" calcext:value-type="float">
            <text:p>1.066752</text:p>
          </table:table-cell>
          <table:table-cell office:value-type="float" office:value="1.278437931" calcext:value-type="float">
            <text:p>1.278437931</text:p>
          </table:table-cell>
          <table:table-cell office:value-type="float" office:value="0.888335970624591" calcext:value-type="float">
            <text:p>0.888335970624591</text:p>
          </table:table-cell>
          <table:table-cell office:value-type="float" office:value="31.2971908269917" calcext:value-type="float">
            <text:p>31.2971908269917</text:p>
          </table:table-cell>
          <table:table-cell office:value-type="float" office:value="77.5277200344642" calcext:value-type="float">
            <text:p>77.5277200344642</text:p>
          </table:table-cell>
          <table:table-cell/>
          <table:table-cell office:value-type="string" calcext:value-type="string">
            <text:p>Speed 2</text:p>
          </table:table-cell>
          <table:table-cell office:value-type="float" office:value="0.101143178" calcext:value-type="float">
            <text:p>0.101143178</text:p>
          </table:table-cell>
          <table:table-cell office:value-type="float" office:value="10.65226972" calcext:value-type="float">
            <text:p>10.65226972</text:p>
          </table:table-cell>
          <table:table-cell table:formula="of:=[.K31]-[.O2]" office:value-type="float" office:value="-3.51077296042395" calcext:value-type="float">
            <text:p>-3.51077296042395</text:p>
          </table:table-cell>
          <table:table-cell office:value-type="float" office:value="4.83942069" calcext:value-type="float">
            <text:p>4.8394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ed 1</text:p>
          </table:table-cell>
          <table:table-cell office:value-type="float" office:value="0.025530314" calcext:value-type="float">
            <text:p>0.025530314</text:p>
          </table:table-cell>
          <table:table-cell office:value-type="float" office:value="1.06704969" calcext:value-type="float">
            <text:p>1.06704969</text:p>
          </table:table-cell>
          <table:table-cell office:value-type="float" office:value="1.297465517" calcext:value-type="float">
            <text:p>1.297465517</text:p>
          </table:table-cell>
          <table:table-cell table:style-name="Default" office:value-type="float" office:value="0.888335970624591" calcext:value-type="float">
            <text:p>0.888335970624591</text:p>
          </table:table-cell>
          <table:table-cell office:value-type="float" office:value="31.2971908269917" calcext:value-type="float">
            <text:p>31.2971908269917</text:p>
          </table:table-cell>
          <table:table-cell office:value-type="float" office:value="77.5277200344642" calcext:value-type="float">
            <text:p>77.5277200344642</text:p>
          </table:table-cell>
          <table:table-cell/>
          <table:table-cell office:value-type="string" calcext:value-type="string">
            <text:p>Speed 1</text:p>
          </table:table-cell>
          <table:table-cell office:value-type="float" office:value="0.101104084" calcext:value-type="float">
            <text:p>0.101104084</text:p>
          </table:table-cell>
          <table:table-cell office:value-type="float" office:value="10.65226972" calcext:value-type="float">
            <text:p>10.65226972</text:p>
          </table:table-cell>
          <table:table-cell table:formula="of:=[.K32]-[.O2]" office:value-type="float" office:value="-3.51077296042395" calcext:value-type="float">
            <text:p>-3.51077296042395</text:p>
          </table:table-cell>
          <table:table-cell office:value-type="float" office:value="4.8311" calcext:value-type="float">
            <text:p>4.8311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avg</text:p>
          </table:table-cell>
          <table:table-cell table:style-name="Default" table:formula="of:=AVERAGE([.J24:.J32])" office:value-type="float" office:value="0.108738507111111" calcext:value-type="float">
            <text:p>0.108738507111111</text:p>
          </table:table-cell>
          <table:table-cell table:style-name="Default" table:formula="of:=AVERAGE([.K24:.K32])" office:value-type="float" office:value="10.7946377455556" calcext:value-type="float">
            <text:p>10.7946377455556</text:p>
          </table:table-cell>
          <table:table-cell table:style-name="Default"/>
          <table:table-cell table:style-name="Default" table:formula="of:=AVERAGE([.M24:.M32])" office:value-type="float" office:value="5.19278773955556" calcext:value-type="float">
            <text:p>5.19278773955556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 office:value-type="string" calcext:value-type="string">
            <text:p>max dff</text:p>
          </table:table-cell>
          <table:table-cell table:style-name="Default" table:formula="of:=MAX([.J24:.J32])-MIN([.J24:.J32])" office:value-type="float" office:value="0.019599379" calcext:value-type="float">
            <text:p>0.019599379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Default" table:formula="of:=VAR([.J24:.J32])" office:value-type="float" office:value="0.0000562156834292861" calcext:value-type="float">
            <text:p>5.62156834292861E-05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 style:data-style-name="N2" text:time-value="08:15:45.2376456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44:50.295850037</meta:creation-date>
    <dc:date>2024-03-28T09:52:45.192879519</dc:date>
    <meta:editing-duration>PT3H37M35S</meta:editing-duration>
    <meta:editing-cycles>27</meta:editing-cycles>
    <meta:generator>LibreOffice/7.6.4.1$Linux_X86_64 LibreOffice_project/60$Build-1</meta:generator>
    <meta:document-statistic meta:table-count="1" meta:cell-count="36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8.999cm" xlink:href=".." xlink:type="simple" chart:class="chart:line" chart:style-name="ch1">
        <chart:title svg:x="5.637cm" svg:y="0.315cm" chart:style-name="ch2">
          <text:p>JXL Encoder Überblick</text:p>
        </chart:title>
        <chart:legend chart:legend-position="end" svg:x="14.497cm" svg:y="3.702cm" style:legend-expansion="high" chart:style-name="ch3"/>
        <chart:plot-area chart:style-name="ch4" table:cell-range-address="Sheet1.A24:Sheet1.C32 Sheet1.E24:Sheet1.E32" chart:data-source-has-labels="both" svg:x="0.319cm" svg:y="1.273cm" svg:width="13.859cm" svg:height="6.566cm">
          <chart:coordinate-region svg:x="1.046cm" svg:y="1.472cm" svg:width="12.495cm" svg:height="5.72cm"/>
          <chart:axis chart:dimension="x" chart:name="primary-x" chart:style-name="ch5" chartooo:axis-type="auto">
            <chartooo:date-scale/>
            <chart:title svg:x="5.471cm" svg:y="8.018cm" chart:style-name="ch6">
              <text:p>Geschwindigkeitsflagge</text:p>
            </chart:title>
            <chart:categories table:cell-range-address="Sheet1.A24:Sheet1.A32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Sheet1.B24:Sheet1.B32" loext:label-string="zeit" chart:class="chart:line">
            <chart:data-point chart:repeated="9"/>
          </chart:series>
          <chart:series chart:style-name="ch9" chart:values-cell-range-address="Sheet1.C24:Sheet1.C32" loext:label-string="bpp" chart:class="chart:line">
            <chart:data-point chart:repeated="9"/>
          </chart:series>
          <chart:series chart:style-name="ch10" chart:values-cell-range-address="Sheet1.E24:Sheet1.E32" loext:label-string="ssim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</text:p>
              </table:table-cell>
              <table:table-cell office:value-type="string">
                <text:p>bpp</text:p>
              </table:table-cell>
              <table:table-cell office:value-type="string">
                <text:p>ssim</text:p>
              </table:table-cell>
            </table:table-row>
          </table:table-header-rows>
          <table:table-rows>
            <table:table-row>
              <table:table-cell office:value-type="string">
                <text:p>Speed 9</text:p>
                <draw:g>
                  <svg:desc>Sheet1.A24:Sheet1.A32</svg:desc>
                </draw:g>
              </table:table-cell>
              <table:table-cell office:value-type="float" office:value="0.810452117">
                <text:p>0.810452117</text:p>
                <draw:g>
                  <svg:desc>Sheet1.B24:Sheet1.B32</svg:desc>
                </draw:g>
              </table:table-cell>
              <table:table-cell office:value-type="float" office:value="0.895996">
                <text:p>0.895996</text:p>
                <draw:g>
                  <svg:desc>Sheet1.C24:Sheet1.C32</svg:desc>
                </draw:g>
              </table:table-cell>
              <table:table-cell office:value-type="float" office:value="0.872488660424952">
                <text:p>0.872488660424952</text:p>
                <draw:g>
                  <svg:desc>Sheet1.E24:Sheet1.E32</svg:desc>
                </draw:g>
              </table:table-cell>
            </table:table-row>
            <table:table-row>
              <table:table-cell office:value-type="string">
                <text:p>Speed 8</text:p>
              </table:table-cell>
              <table:table-cell office:value-type="float" office:value="0.523486394">
                <text:p>0.523486394</text:p>
              </table:table-cell>
              <table:table-cell office:value-type="float" office:value="0.892826897">
                <text:p>0.892826897</text:p>
              </table:table-cell>
              <table:table-cell office:value-type="float" office:value="0.872403795223689">
                <text:p>0.872403795223689</text:p>
              </table:table-cell>
            </table:table-row>
            <table:table-row>
              <table:table-cell office:value-type="string">
                <text:p>Speed 7</text:p>
              </table:table-cell>
              <table:table-cell office:value-type="float" office:value="0.078914285">
                <text:p>0.078914285</text:p>
              </table:table-cell>
              <table:table-cell office:value-type="float" office:value="0.934034241">
                <text:p>0.934034241</text:p>
              </table:table-cell>
              <table:table-cell office:value-type="float" office:value="0.884850558419455">
                <text:p>0.884850558419455</text:p>
              </table:table-cell>
            </table:table-row>
            <table:table-row>
              <table:table-cell office:value-type="string">
                <text:p>Speed 6</text:p>
              </table:table-cell>
              <table:table-cell office:value-type="float" office:value="0.037064561">
                <text:p>0.037064561</text:p>
              </table:table-cell>
              <table:table-cell office:value-type="float" office:value="0.92712831">
                <text:p>0.92712831</text:p>
              </table:table-cell>
              <table:table-cell office:value-type="float" office:value="0.888335970624591">
                <text:p>0.888335970624591</text:p>
              </table:table-cell>
            </table:table-row>
            <table:table-row>
              <table:table-cell office:value-type="string">
                <text:p>Speed 5</text:p>
              </table:table-cell>
              <table:table-cell office:value-type="float" office:value="0.034617951">
                <text:p>0.034617951</text:p>
              </table:table-cell>
              <table:table-cell office:value-type="float" office:value="0.912450862">
                <text:p>0.912450862</text:p>
              </table:table-cell>
              <table:table-cell office:value-type="float" office:value="0.872750916280734">
                <text:p>0.872750916280734</text:p>
              </table:table-cell>
            </table:table-row>
            <table:table-row>
              <table:table-cell office:value-type="string">
                <text:p>Speed 4</text:p>
              </table:table-cell>
              <table:table-cell office:value-type="float" office:value="0.027362015">
                <text:p>0.027362015</text:p>
              </table:table-cell>
              <table:table-cell office:value-type="float" office:value="1.004656724">
                <text:p>1.004656724</text:p>
              </table:table-cell>
              <table:table-cell office:value-type="float" office:value="0.888802590423995">
                <text:p>0.888802590423995</text:p>
              </table:table-cell>
            </table:table-row>
            <table:table-row>
              <table:table-cell office:value-type="string">
                <text:p>Speed 3</text:p>
              </table:table-cell>
              <table:table-cell office:value-type="float" office:value="0.02584606">
                <text:p>0.02584606</text:p>
              </table:table-cell>
              <table:table-cell office:value-type="float" office:value="0.989038276">
                <text:p>0.989038276</text:p>
              </table:table-cell>
              <table:table-cell office:value-type="float" office:value="0.888335970624591">
                <text:p>0.888335970624591</text:p>
              </table:table-cell>
            </table:table-row>
            <table:table-row>
              <table:table-cell office:value-type="string">
                <text:p>Speed 2</text:p>
              </table:table-cell>
              <table:table-cell office:value-type="float" office:value="0.0254156">
                <text:p>0.0254156</text:p>
              </table:table-cell>
              <table:table-cell office:value-type="float" office:value="1.066752">
                <text:p>1.066752</text:p>
              </table:table-cell>
              <table:table-cell office:value-type="float" office:value="0.888335970624591">
                <text:p>0.888335970624591</text:p>
              </table:table-cell>
            </table:table-row>
            <table:table-row>
              <table:table-cell office:value-type="string">
                <text:p>Speed 1</text:p>
              </table:table-cell>
              <table:table-cell office:value-type="float" office:value="0.025530314">
                <text:p>0.025530314</text:p>
              </table:table-cell>
              <table:table-cell office:value-type="float" office:value="1.06704969">
                <text:p>1.06704969</text:p>
              </table:table-cell>
              <table:table-cell office:value-type="float" office:value="0.888335970624591">
                <text:p>0.888335970624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4cm" svg:height="8.999cm" xlink:href=".." xlink:type="simple" chart:class="chart:line" chart:style-name="ch1">
        <chart:legend chart:legend-position="end" svg:x="14.498cm" svg:y="3.702cm" style:legend-expansion="high" chart:style-name="ch2"/>
        <chart:plot-area chart:style-name="ch3" table:cell-range-address="Sheet1.A2:Sheet1.C12 Sheet1.E2:Sheet1.E12" chart:data-source-has-labels="both" svg:x="0.319cm" svg:y="0.179cm" svg:width="13.86cm" svg:height="8.641cm">
          <chart:coordinate-region svg:x="1.488cm" svg:y="0.378cm" svg:width="12.549cm" svg:height="6.882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loext:label-string="zeit" chart:class="chart:line">
            <chart:data-point chart:repeated="11"/>
          </chart:series>
          <chart:series chart:style-name="ch7" chart:values-cell-range-address="Sheet1.C2:Sheet1.C12" loext:label-string="bpp" chart:class="chart:line">
            <chart:data-point chart:repeated="11"/>
          </chart:series>
          <chart:series chart:style-name="ch8" chart:values-cell-range-address="Sheet1.E2:Sheet1.E12" loext:label-string="ssim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it</text:p>
              </table:table-cell>
              <table:table-cell office:value-type="string">
                <text:p>bpp</text:p>
              </table:table-cell>
              <table:table-cell office:value-type="string">
                <text:p>ssim</text:p>
              </table:table-cell>
            </table:table-row>
          </table:table-header-rows>
          <table:table-rows>
            <table:table-row>
              <table:table-cell office:value-type="string">
                <text:p>Speed 10</text:p>
                <draw:g>
                  <svg:desc>Sheet1.A2:Sheet1.A12</svg:desc>
                </draw:g>
              </table:table-cell>
              <table:table-cell office:value-type="float" office:value="0.039295759">
                <text:p>0.039295759</text:p>
                <draw:g>
                  <svg:desc>Sheet1.B2:Sheet1.B12</svg:desc>
                </draw:g>
              </table:table-cell>
              <table:table-cell office:value-type="float" office:value="1.572658405">
                <text:p>1.572658405</text:p>
                <draw:g>
                  <svg:desc>Sheet1.C2:Sheet1.C12</svg:desc>
                </draw:g>
              </table:table-cell>
              <table:table-cell office:value-type="float" office:value="0.879580960577767">
                <text:p>0.879580960577767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Speed 9</text:p>
              </table:table-cell>
              <table:table-cell office:value-type="float" office:value="0.039258781">
                <text:p>0.039258781</text:p>
              </table:table-cell>
              <table:table-cell office:value-type="float" office:value="1.572658405">
                <text:p>1.572658405</text:p>
              </table:table-cell>
              <table:table-cell office:value-type="float" office:value="0.879580960577767">
                <text:p>0.879580960577767</text:p>
              </table:table-cell>
            </table:table-row>
            <table:table-row>
              <table:table-cell office:value-type="string">
                <text:p>Speed 8</text:p>
              </table:table-cell>
              <table:table-cell office:value-type="float" office:value="0.074894769">
                <text:p>0.074894769</text:p>
              </table:table-cell>
              <table:table-cell office:value-type="float" office:value="1.518852425">
                <text:p>1.518852425</text:p>
              </table:table-cell>
              <table:table-cell office:value-type="float" office:value="0.884326879920354">
                <text:p>0.884326879920354</text:p>
              </table:table-cell>
            </table:table-row>
            <table:table-row>
              <table:table-cell office:value-type="string">
                <text:p>Speed 7</text:p>
              </table:table-cell>
              <table:table-cell office:value-type="float" office:value="0.092798046">
                <text:p>0.092798046</text:p>
              </table:table-cell>
              <table:table-cell office:value-type="float" office:value="1.507436476">
                <text:p>1.507436476</text:p>
              </table:table-cell>
              <table:table-cell office:value-type="float" office:value="0.886983331585651">
                <text:p>0.886983331585651</text:p>
              </table:table-cell>
            </table:table-row>
            <table:table-row>
              <table:table-cell office:value-type="string">
                <text:p>Speed 6</text:p>
              </table:table-cell>
              <table:table-cell office:value-type="float" office:value="0.149848192">
                <text:p>0.149848192</text:p>
              </table:table-cell>
              <table:table-cell office:value-type="float" office:value="1.547538578">
                <text:p>1.547538578</text:p>
              </table:table-cell>
              <table:table-cell office:value-type="float" office:value="0.895631767295086">
                <text:p>0.895631767295086</text:p>
              </table:table-cell>
            </table:table-row>
            <table:table-row>
              <table:table-cell office:value-type="string">
                <text:p>Speed 5</text:p>
              </table:table-cell>
              <table:table-cell office:value-type="float" office:value="0.536583515">
                <text:p>0.536583515</text:p>
              </table:table-cell>
              <table:table-cell office:value-type="float" office:value="1.565342026">
                <text:p>1.565342026</text:p>
              </table:table-cell>
              <table:table-cell office:value-type="float" office:value="0.900454622040835">
                <text:p>0.900454622040835</text:p>
              </table:table-cell>
            </table:table-row>
            <table:table-row>
              <table:table-cell office:value-type="string">
                <text:p>Speed 4</text:p>
              </table:table-cell>
              <table:table-cell office:value-type="float" office:value="0.721247329">
                <text:p>0.721247329</text:p>
              </table:table-cell>
              <table:table-cell office:value-type="float" office:value="1.564032058">
                <text:p>1.564032058</text:p>
              </table:table-cell>
              <table:table-cell office:value-type="float" office:value="0.901385804973073">
                <text:p>0.901385804973073</text:p>
              </table:table-cell>
            </table:table-row>
            <table:table-row>
              <table:table-cell office:value-type="string">
                <text:p>Speed 3</text:p>
              </table:table-cell>
              <table:table-cell office:value-type="float" office:value="1.32252158486961">
                <text:p>1.32252158486961</text:p>
              </table:table-cell>
              <table:table-cell office:value-type="float" office:value="1.56606503232759">
                <text:p>1.56606503232759</text:p>
              </table:table-cell>
              <table:table-cell office:value-type="float" office:value="0.901775420950884">
                <text:p>0.901775420950884</text:p>
              </table:table-cell>
            </table:table-row>
            <table:table-row>
              <table:table-cell office:value-type="string">
                <text:p>Speed 2</text:p>
              </table:table-cell>
              <table:table-cell office:value-type="float" office:value="1.97927823077155">
                <text:p>1.97927823077155</text:p>
              </table:table-cell>
              <table:table-cell office:value-type="float" office:value="1.56809358836207">
                <text:p>1.56809358836207</text:p>
              </table:table-cell>
              <table:table-cell office:value-type="float" office:value="0.903544613817933">
                <text:p>0.903544613817933</text:p>
              </table:table-cell>
            </table:table-row>
            <table:table-row>
              <table:table-cell office:value-type="string">
                <text:p>Speed 1</text:p>
              </table:table-cell>
              <table:table-cell office:value-type="float" office:value="2.338282429757">
                <text:p>2.338282429757</text:p>
              </table:table-cell>
              <table:table-cell office:value-type="float" office:value="1.56968125">
                <text:p>1.56968125</text:p>
              </table:table-cell>
              <table:table-cell office:value-type="float" office:value="0.90384460106737">
                <text:p>0.90384460106737</text:p>
              </table:table-cell>
            </table:table-row>
            <table:table-row>
              <table:table-cell office:value-type="string">
                <text:p>Speed 0</text:p>
              </table:table-cell>
              <table:table-cell office:value-type="float" office:value="6.92290773606304">
                <text:p>6.92290773606304</text:p>
              </table:table-cell>
              <table:table-cell office:value-type="float" office:value="1.58106029094828">
                <text:p>1.58106029094828</text:p>
              </table:table-cell>
              <table:table-cell office:value-type="float" office:value="0.90589526261472">
                <text:p>0.90589526261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